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113.7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ight_loss" table:style-name="ta1">
        <table:shapes>
          <draw:frame draw:z-index="0" draw:style-name="gr1" draw:text-style-name="P1" svg:width="453.51pt" svg:height="255.09pt" svg:x="368.31pt" svg:y="2.83pt">
            <loext:p draw:notify-on-update-of-ranges="light_loss.E1:light_loss.E1 light_loss.E2:light_loss.E6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4.03pt" svg:height="255.26pt" svg:x="367.57pt" svg:y="264.27pt">
            <loext:p draw:notify-on-update-of-ranges="light_loss.C1:light_loss.C1 light_loss.C2:light_loss.C6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test_epoch</text:p>
          </table:table-cell>
          <table:table-cell office:value-type="string" calcext:value-type="string">
            <text:p>test_loss</text:p>
          </table:table-cell>
          <table:table-cell office:value-type="string" calcext:value-type="string">
            <text:p>train_epoch</text:p>
          </table:table-cell>
          <table:table-cell office:value-type="string" calcext:value-type="string">
            <text:p>train_los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213602664613289" calcext:value-type="float">
            <text:p>2.13602664613289E-05</text:p>
          </table:table-cell>
          <table:table-cell office:value-type="float" office:value="1" calcext:value-type="float">
            <text:p>1</text:p>
          </table:table-cell>
          <table:table-cell office:value-type="float" office:value="0.000248637387373058" calcext:value-type="float">
            <text:p>0.00024863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21366451302308" calcext:value-type="float">
            <text:p>2.1366451302308E-05</text:p>
          </table:table-cell>
          <table:table-cell office:value-type="float" office:value="2" calcext:value-type="float">
            <text:p>2</text:p>
          </table:table-cell>
          <table:table-cell office:value-type="float" office:value="0.000228800533052704" calcext:value-type="float">
            <text:p>0.0002288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0213707404671783" calcext:value-type="float">
            <text:p>2.13707404671783E-05</text:p>
          </table:table-cell>
          <table:table-cell office:value-type="float" office:value="3" calcext:value-type="float">
            <text:p>3</text:p>
          </table:table-cell>
          <table:table-cell office:value-type="float" office:value="0.00022456442545242" calcext:value-type="float">
            <text:p>0.00022456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213966088001812" calcext:value-type="float">
            <text:p>2.13966088001812E-05</text:p>
          </table:table-cell>
          <table:table-cell office:value-type="float" office:value="4" calcext:value-type="float">
            <text:p>4</text:p>
          </table:table-cell>
          <table:table-cell office:value-type="float" office:value="0.000208502118375542" calcext:value-type="float">
            <text:p>0.00020850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000213831840007444" calcext:value-type="float">
            <text:p>2.13831840007444E-05</text:p>
          </table:table-cell>
          <table:table-cell office:value-type="float" office:value="5" calcext:value-type="float">
            <text:p>5</text:p>
          </table:table-cell>
          <table:table-cell office:value-type="float" office:value="0.000191211889058006" calcext:value-type="float">
            <text:p>0.00019121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0000213333524448315" calcext:value-type="float">
            <text:p>2.13333524448315E-05</text:p>
          </table:table-cell>
          <table:table-cell office:value-type="float" office:value="6" calcext:value-type="float">
            <text:p>6</text:p>
          </table:table-cell>
          <table:table-cell office:value-type="float" office:value="0.000181365745457356" calcext:value-type="float">
            <text:p>0.00018136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0000213862242304075" calcext:value-type="float">
            <text:p>2.13862242304075E-05</text:p>
          </table:table-cell>
          <table:table-cell office:value-type="float" office:value="7" calcext:value-type="float">
            <text:p>7</text:p>
          </table:table-cell>
          <table:table-cell office:value-type="float" office:value="0.000172848569248559" calcext:value-type="float">
            <text:p>0.00017284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0000213868726397854" calcext:value-type="float">
            <text:p>2.13868726397854E-05</text:p>
          </table:table-cell>
          <table:table-cell office:value-type="float" office:value="8" calcext:value-type="float">
            <text:p>8</text:p>
          </table:table-cell>
          <table:table-cell office:value-type="float" office:value="0.000164869447951624" calcext:value-type="float">
            <text:p>0.00016486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0000214233810343727" calcext:value-type="float">
            <text:p>2.14233810343727E-05</text:p>
          </table:table-cell>
          <table:table-cell office:value-type="float" office:value="9" calcext:value-type="float">
            <text:p>9</text:p>
          </table:table-cell>
          <table:table-cell office:value-type="float" office:value="0.000158578638562306" calcext:value-type="float">
            <text:p>0.00015857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000213721340011543" calcext:value-type="float">
            <text:p>2.13721340011543E-05</text:p>
          </table:table-cell>
          <table:table-cell office:value-type="float" office:value="10" calcext:value-type="float">
            <text:p>10</text:p>
          </table:table-cell>
          <table:table-cell office:value-type="float" office:value="0.000152331082383361" calcext:value-type="float">
            <text:p>0.00015233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0000215908105378739" calcext:value-type="float">
            <text:p>2.15908105378739E-05</text:p>
          </table:table-cell>
          <table:table-cell office:value-type="float" office:value="11" calcext:value-type="float">
            <text:p>11</text:p>
          </table:table-cell>
          <table:table-cell office:value-type="float" office:value="0.000149782124874142" calcext:value-type="float">
            <text:p>0.00014978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.000021616352408299" calcext:value-type="float">
            <text:p>2.1616352408299E-05</text:p>
          </table:table-cell>
          <table:table-cell office:value-type="float" office:value="12" calcext:value-type="float">
            <text:p>12</text:p>
          </table:table-cell>
          <table:table-cell office:value-type="float" office:value="0.000142570784723321" calcext:value-type="float">
            <text:p>0.00014257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.0000213141282936201" calcext:value-type="float">
            <text:p>2.13141282936201E-05</text:p>
          </table:table-cell>
          <table:table-cell office:value-type="float" office:value="13" calcext:value-type="float">
            <text:p>13</text:p>
          </table:table-cell>
          <table:table-cell office:value-type="float" office:value="0.000140390037254523" calcext:value-type="float">
            <text:p>0.000140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.000021610277592416" calcext:value-type="float">
            <text:p>2.1610277592416E-05</text:p>
          </table:table-cell>
          <table:table-cell office:value-type="float" office:value="14" calcext:value-type="float">
            <text:p>14</text:p>
          </table:table-cell>
          <table:table-cell office:value-type="float" office:value="0.000137020024524039" calcext:value-type="float">
            <text:p>0.000137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.0000217165449170661" calcext:value-type="float">
            <text:p>2.17165449170661E-05</text:p>
          </table:table-cell>
          <table:table-cell office:value-type="float" office:value="15" calcext:value-type="float">
            <text:p>15</text:p>
          </table:table-cell>
          <table:table-cell office:value-type="float" office:value="0.000136229738710915" calcext:value-type="float">
            <text:p>0.00013622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.0000215599998944754" calcext:value-type="float">
            <text:p>0.00002156</text:p>
          </table:table-cell>
          <table:table-cell office:value-type="float" office:value="16" calcext:value-type="float">
            <text:p>16</text:p>
          </table:table-cell>
          <table:table-cell office:value-type="float" office:value="0.000132198872435058" calcext:value-type="float">
            <text:p>0.00013219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.0000218129869733055" calcext:value-type="float">
            <text:p>0.000021813</text:p>
          </table:table-cell>
          <table:table-cell office:value-type="float" office:value="17" calcext:value-type="float">
            <text:p>17</text:p>
          </table:table-cell>
          <table:table-cell office:value-type="float" office:value="0.000130011142948338" calcext:value-type="float">
            <text:p>0.00013001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.0000222189546672435" calcext:value-type="float">
            <text:p>0.000022219</text:p>
          </table:table-cell>
          <table:table-cell office:value-type="float" office:value="18" calcext:value-type="float">
            <text:p>18</text:p>
          </table:table-cell>
          <table:table-cell office:value-type="float" office:value="0.000128845879793173" calcext:value-type="float">
            <text:p>0.00012884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.0000214346452822986" calcext:value-type="float">
            <text:p>2.14346452822986E-05</text:p>
          </table:table-cell>
          <table:table-cell office:value-type="float" office:value="19" calcext:value-type="float">
            <text:p>19</text:p>
          </table:table-cell>
          <table:table-cell office:value-type="float" office:value="0.000127126393064987" calcext:value-type="float">
            <text:p>0.00012712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.0000216452060480771" calcext:value-type="float">
            <text:p>2.16452060480771E-05</text:p>
          </table:table-cell>
          <table:table-cell office:value-type="float" office:value="20" calcext:value-type="float">
            <text:p>20</text:p>
          </table:table-cell>
          <table:table-cell office:value-type="float" office:value="0.000124734947986932" calcext:value-type="float">
            <text:p>0.00012473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.0000216197938182077" calcext:value-type="float">
            <text:p>2.16197938182077E-05</text:p>
          </table:table-cell>
          <table:table-cell office:value-type="float" office:value="21" calcext:value-type="float">
            <text:p>21</text:p>
          </table:table-cell>
          <table:table-cell office:value-type="float" office:value="0.000124582798673517" calcext:value-type="float">
            <text:p>0.00012458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0.0000216048577790699" calcext:value-type="float">
            <text:p>2.16048577790699E-05</text:p>
          </table:table-cell>
          <table:table-cell office:value-type="float" office:value="22" calcext:value-type="float">
            <text:p>22</text:p>
          </table:table-cell>
          <table:table-cell office:value-type="float" office:value="0.0001225081531329" calcext:value-type="float">
            <text:p>0.000122508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0.0000213569010791086" calcext:value-type="float">
            <text:p>2.13569010791086E-05</text:p>
          </table:table-cell>
          <table:table-cell office:value-type="float" office:value="23" calcext:value-type="float">
            <text:p>23</text:p>
          </table:table-cell>
          <table:table-cell office:value-type="float" office:value="0.000120485582147249" calcext:value-type="float">
            <text:p>0.000120485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0.0000217104013569875" calcext:value-type="float">
            <text:p>2.17104013569875E-05</text:p>
          </table:table-cell>
          <table:table-cell office:value-type="float" office:value="24" calcext:value-type="float">
            <text:p>24</text:p>
          </table:table-cell>
          <table:table-cell office:value-type="float" office:value="0.000119871785693683" calcext:value-type="float">
            <text:p>0.00011987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0.0000228540512742039" calcext:value-type="float">
            <text:p>2.28540512742039E-05</text:p>
          </table:table-cell>
          <table:table-cell office:value-type="float" office:value="25" calcext:value-type="float">
            <text:p>25</text:p>
          </table:table-cell>
          <table:table-cell office:value-type="float" office:value="0.000118014083277705" calcext:value-type="float">
            <text:p>0.00011801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0.0000217021235409153" calcext:value-type="float">
            <text:p>2.17021235409153E-05</text:p>
          </table:table-cell>
          <table:table-cell office:value-type="float" office:value="26" calcext:value-type="float">
            <text:p>26</text:p>
          </table:table-cell>
          <table:table-cell office:value-type="float" office:value="0.000118804839466081" calcext:value-type="float">
            <text:p>0.00011880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0.0000224753675487995" calcext:value-type="float">
            <text:p>2.24753675487995E-05</text:p>
          </table:table-cell>
          <table:table-cell office:value-type="float" office:value="27" calcext:value-type="float">
            <text:p>27</text:p>
          </table:table-cell>
          <table:table-cell office:value-type="float" office:value="0.000116914461275623" calcext:value-type="float">
            <text:p>0.00011691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0.0000218215241527574" calcext:value-type="float">
            <text:p>2.18215241527574E-05</text:p>
          </table:table-cell>
          <table:table-cell office:value-type="float" office:value="28" calcext:value-type="float">
            <text:p>28</text:p>
          </table:table-cell>
          <table:table-cell office:value-type="float" office:value="0.000115858274721674" calcext:value-type="float">
            <text:p>0.00011585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0.0000216355332987728" calcext:value-type="float">
            <text:p>2.16355332987728E-05</text:p>
          </table:table-cell>
          <table:table-cell office:value-type="float" office:value="29" calcext:value-type="float">
            <text:p>29</text:p>
          </table:table-cell>
          <table:table-cell office:value-type="float" office:value="0.0001145220493065" calcext:value-type="float">
            <text:p>0.0001145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0.0000217550102136443" calcext:value-type="float">
            <text:p>0.000021755</text:p>
          </table:table-cell>
          <table:table-cell office:value-type="float" office:value="30" calcext:value-type="float">
            <text:p>30</text:p>
          </table:table-cell>
          <table:table-cell office:value-type="float" office:value="0.000112727957743541" calcext:value-type="float">
            <text:p>0.0001127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0.000022229009370211" calcext:value-type="float">
            <text:p>0.000022229</text:p>
          </table:table-cell>
          <table:table-cell office:value-type="float" office:value="31" calcext:value-type="float">
            <text:p>31</text:p>
          </table:table-cell>
          <table:table-cell office:value-type="float" office:value="0.000113122153479848" calcext:value-type="float">
            <text:p>0.00011312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0.0000215359003734655" calcext:value-type="float">
            <text:p>2.15359003734655E-05</text:p>
          </table:table-cell>
          <table:table-cell office:value-type="float" office:value="32" calcext:value-type="float">
            <text:p>32</text:p>
          </table:table-cell>
          <table:table-cell office:value-type="float" office:value="0.000112557895281336" calcext:value-type="float">
            <text:p>0.00011255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0.0000214742297642457" calcext:value-type="float">
            <text:p>2.14742297642457E-05</text:p>
          </table:table-cell>
          <table:table-cell office:value-type="float" office:value="33" calcext:value-type="float">
            <text:p>33</text:p>
          </table:table-cell>
          <table:table-cell office:value-type="float" office:value="0.000112269711386246" calcext:value-type="float">
            <text:p>0.000112269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0.0000214315773513306" calcext:value-type="float">
            <text:p>2.14315773513306E-05</text:p>
          </table:table-cell>
          <table:table-cell office:value-type="float" office:value="34" calcext:value-type="float">
            <text:p>34</text:p>
          </table:table-cell>
          <table:table-cell office:value-type="float" office:value="0.000111141068046274" calcext:value-type="float">
            <text:p>0.00011114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0.0000216316007201237" calcext:value-type="float">
            <text:p>2.16316007201237E-05</text:p>
          </table:table-cell>
          <table:table-cell office:value-type="float" office:value="35" calcext:value-type="float">
            <text:p>35</text:p>
          </table:table-cell>
          <table:table-cell office:value-type="float" office:value="0.000110441860141287" calcext:value-type="float">
            <text:p>0.00011044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0.0000219115473654852" calcext:value-type="float">
            <text:p>2.19115473654852E-05</text:p>
          </table:table-cell>
          <table:table-cell office:value-type="float" office:value="36" calcext:value-type="float">
            <text:p>36</text:p>
          </table:table-cell>
          <table:table-cell office:value-type="float" office:value="0.000109095674344097" calcext:value-type="float">
            <text:p>0.000109095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0.0000215360884346718" calcext:value-type="float">
            <text:p>2.15360884346718E-05</text:p>
          </table:table-cell>
          <table:table-cell office:value-type="float" office:value="37" calcext:value-type="float">
            <text:p>37</text:p>
          </table:table-cell>
          <table:table-cell office:value-type="float" office:value="0.000108784189178542" calcext:value-type="float">
            <text:p>0.00010878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0.0000213435413325925" calcext:value-type="float">
            <text:p>2.13435413325925E-05</text:p>
          </table:table-cell>
          <table:table-cell office:value-type="float" office:value="38" calcext:value-type="float">
            <text:p>38</text:p>
          </table:table-cell>
          <table:table-cell office:value-type="float" office:value="0.000108834527666912" calcext:value-type="float">
            <text:p>0.00010883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0.0000215313894612787" calcext:value-type="float">
            <text:p>2.15313894612787E-05</text:p>
          </table:table-cell>
          <table:table-cell office:value-type="float" office:value="39" calcext:value-type="float">
            <text:p>39</text:p>
          </table:table-cell>
          <table:table-cell office:value-type="float" office:value="0.000108077723262846" calcext:value-type="float">
            <text:p>0.000108077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0.0000214227502625876" calcext:value-type="float">
            <text:p>2.14227502625876E-05</text:p>
          </table:table-cell>
          <table:table-cell office:value-type="float" office:value="40" calcext:value-type="float">
            <text:p>40</text:p>
          </table:table-cell>
          <table:table-cell office:value-type="float" office:value="0.000107386608662015" calcext:value-type="float">
            <text:p>0.00010738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0.0000216261030756691" calcext:value-type="float">
            <text:p>2.16261030756691E-05</text:p>
          </table:table-cell>
          <table:table-cell office:value-type="float" office:value="41" calcext:value-type="float">
            <text:p>41</text:p>
          </table:table-cell>
          <table:table-cell office:value-type="float" office:value="0.000106467893039641" calcext:value-type="float">
            <text:p>0.000106467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0.0000215383437437659" calcext:value-type="float">
            <text:p>2.15383437437659E-05</text:p>
          </table:table-cell>
          <table:table-cell office:value-type="float" office:value="42" calcext:value-type="float">
            <text:p>42</text:p>
          </table:table-cell>
          <table:table-cell office:value-type="float" office:value="0.000106359828664279" calcext:value-type="float">
            <text:p>0.000106359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0.0000217990043888239" calcext:value-type="float">
            <text:p>0.000021799</text:p>
          </table:table-cell>
          <table:table-cell office:value-type="float" office:value="43" calcext:value-type="float">
            <text:p>43</text:p>
          </table:table-cell>
          <table:table-cell office:value-type="float" office:value="0.000105879398489406" calcext:value-type="float">
            <text:p>0.000105879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0.000021561564878323" calcext:value-type="float">
            <text:p>2.1561564878323E-05</text:p>
          </table:table-cell>
          <table:table-cell office:value-type="float" office:value="44" calcext:value-type="float">
            <text:p>44</text:p>
          </table:table-cell>
          <table:table-cell office:value-type="float" office:value="0.000105353168411764" calcext:value-type="float">
            <text:p>0.000105353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0.0000215871923442305" calcext:value-type="float">
            <text:p>2.15871923442305E-05</text:p>
          </table:table-cell>
          <table:table-cell office:value-type="float" office:value="45" calcext:value-type="float">
            <text:p>45</text:p>
          </table:table-cell>
          <table:table-cell office:value-type="float" office:value="0.000104658238502426" calcext:value-type="float">
            <text:p>0.000104658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0.0000216797613994774" calcext:value-type="float">
            <text:p>2.16797613994774E-05</text:p>
          </table:table-cell>
          <table:table-cell office:value-type="float" office:value="46" calcext:value-type="float">
            <text:p>46</text:p>
          </table:table-cell>
          <table:table-cell office:value-type="float" office:value="0.000103945220860092" calcext:value-type="float">
            <text:p>0.000103945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0.0000215180985005526" calcext:value-type="float">
            <text:p>2.15180985005526E-05</text:p>
          </table:table-cell>
          <table:table-cell office:value-type="float" office:value="47" calcext:value-type="float">
            <text:p>47</text:p>
          </table:table-cell>
          <table:table-cell office:value-type="float" office:value="0.000103925735671646" calcext:value-type="float">
            <text:p>0.00010392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0.0000215736142633087" calcext:value-type="float">
            <text:p>2.15736142633087E-05</text:p>
          </table:table-cell>
          <table:table-cell office:value-type="float" office:value="48" calcext:value-type="float">
            <text:p>48</text:p>
          </table:table-cell>
          <table:table-cell office:value-type="float" office:value="0.00010313017395829" calcext:value-type="float">
            <text:p>0.000103130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0.0000221506757779259" calcext:value-type="float">
            <text:p>2.21506757779259E-05</text:p>
          </table:table-cell>
          <table:table-cell office:value-type="float" office:value="49" calcext:value-type="float">
            <text:p>49</text:p>
          </table:table-cell>
          <table:table-cell office:value-type="float" office:value="0.00010304134954019" calcext:value-type="float">
            <text:p>0.000103041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0.0000216365888206902" calcext:value-type="float">
            <text:p>2.16365888206902E-05</text:p>
          </table:table-cell>
          <table:table-cell office:value-type="float" office:value="50" calcext:value-type="float">
            <text:p>50</text:p>
          </table:table-cell>
          <table:table-cell office:value-type="float" office:value="0.00010257068510158" calcext:value-type="float">
            <text:p>0.00010257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0.0000221864136475793" calcext:value-type="float">
            <text:p>2.21864136475793E-05</text:p>
          </table:table-cell>
          <table:table-cell office:value-type="float" office:value="51" calcext:value-type="float">
            <text:p>51</text:p>
          </table:table-cell>
          <table:table-cell office:value-type="float" office:value="0.000102346482457743" calcext:value-type="float">
            <text:p>0.000102346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0.0000213859897644763" calcext:value-type="float">
            <text:p>0.000021386</text:p>
          </table:table-cell>
          <table:table-cell office:value-type="float" office:value="52" calcext:value-type="float">
            <text:p>52</text:p>
          </table:table-cell>
          <table:table-cell office:value-type="float" office:value="0.000100650717684495" calcext:value-type="float">
            <text:p>0.000100650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0.0000215010333938367" calcext:value-type="float">
            <text:p>0.000021501</text:p>
          </table:table-cell>
          <table:table-cell office:value-type="float" office:value="53" calcext:value-type="float">
            <text:p>53</text:p>
          </table:table-cell>
          <table:table-cell office:value-type="float" office:value="0.000101455562366884" calcext:value-type="float">
            <text:p>0.000101455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0.0000214423446262574" calcext:value-type="float">
            <text:p>2.14423446262574E-05</text:p>
          </table:table-cell>
          <table:table-cell office:value-type="float" office:value="54" calcext:value-type="float">
            <text:p>54</text:p>
          </table:table-cell>
          <table:table-cell office:value-type="float" office:value="0.000100850567651423" calcext:value-type="float">
            <text:p>0.000100850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0.0000215908404450374" calcext:value-type="float">
            <text:p>2.15908404450374E-05</text:p>
          </table:table-cell>
          <table:table-cell office:value-type="float" office:value="55" calcext:value-type="float">
            <text:p>55</text:p>
          </table:table-cell>
          <table:table-cell office:value-type="float" office:value="0.000100553689078917" calcext:value-type="float">
            <text:p>0.000100553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0.0000214171169772466" calcext:value-type="float">
            <text:p>2.14171169772466E-05</text:p>
          </table:table-cell>
          <table:table-cell office:value-type="float" office:value="56" calcext:value-type="float">
            <text:p>56</text:p>
          </table:table-cell>
          <table:table-cell office:value-type="float" office:value="0.0000998040057654347" calcext:value-type="float">
            <text:p>0.00009980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0.0000213888814884106" calcext:value-type="float">
            <text:p>2.13888814884106E-05</text:p>
          </table:table-cell>
          <table:table-cell office:value-type="float" office:value="57" calcext:value-type="float">
            <text:p>57</text:p>
          </table:table-cell>
          <table:table-cell office:value-type="float" office:value="0.0000983510435645897" calcext:value-type="float">
            <text:p>0.00009835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0.0000215588604005014" calcext:value-type="float">
            <text:p>2.15588604005014E-05</text:p>
          </table:table-cell>
          <table:table-cell office:value-type="float" office:value="58" calcext:value-type="float">
            <text:p>58</text:p>
          </table:table-cell>
          <table:table-cell office:value-type="float" office:value="0.0000991617040199133" calcext:value-type="float">
            <text:p>9.91617040199133E-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0.0000219222244388185" calcext:value-type="float">
            <text:p>2.19222244388185E-05</text:p>
          </table:table-cell>
          <table:table-cell office:value-type="float" office:value="59" calcext:value-type="float">
            <text:p>59</text:p>
          </table:table-cell>
          <table:table-cell office:value-type="float" office:value="0.0000989395407442954" calcext:value-type="float">
            <text:p>9.89395407442954E-0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0.0000214319204104482" calcext:value-type="float">
            <text:p>2.14319204104482E-05</text:p>
          </table:table-cell>
          <table:table-cell office:value-type="float" office:value="60" calcext:value-type="float">
            <text:p>60</text:p>
          </table:table-cell>
          <table:table-cell office:value-type="float" office:value="0.000098195201599819" calcext:value-type="float">
            <text:p>9.8195201599819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2T23:40:28.894438534</dc:date>
    <meta:editing-duration>PT1M27S</meta:editing-duration>
    <meta:editing-cycles>1</meta:editing-cycles>
    <meta:document-statistic meta:table-count="1" meta:cell-count="304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74cm" svg:y="4.201cm" style:legend-expansion="high" chart:style-name="ch2"/>
        <chart:plot-area chart:style-name="ch3" table:cell-range-address="light_loss.E1:light_loss.E61" chart:data-source-has-labels="row" svg:x="0.32cm" svg:y="0.18cm" svg:width="12.534cm" svg:height="8.64cm">
          <chartooo:coordinate-region svg:x="1.788cm" svg:y="0.379cm" svg:width="11.066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ght_loss.E2:light_loss.E61" chart:label-cell-address="light_loss.E1:light_loss.E1" chart:class="chart:line"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_loss</text:p>
                <draw:g>
                  <svg:desc>light_loss.E1:light_los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248637387373058">
                <text:p>0.000248637387373058</text:p>
                <draw:g>
                  <svg:desc>light_loss.E2:light_loss.E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28800533052704">
                <text:p>0.0002288005330527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2456442545242">
                <text:p>0.000224564425452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208502118375542">
                <text:p>0.0002085021183755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91211889058006">
                <text:p>0.000191211889058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81365745457356">
                <text:p>0.0001813657454573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172848569248559">
                <text:p>0.0001728485692485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164869447951624">
                <text:p>0.0001648694479516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158578638562306">
                <text:p>0.000158578638562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152331082383361">
                <text:p>0.0001523310823833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49782124874142">
                <text:p>0.0001497821248741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142570784723321">
                <text:p>0.0001425707847233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140390037254523">
                <text:p>0.0001403900372545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137020024524039">
                <text:p>0.0001370200245240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136229738710915">
                <text:p>0.0001362297387109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132198872435058">
                <text:p>0.0001321988724350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130011142948338">
                <text:p>0.0001300111429483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128845879793173">
                <text:p>0.0001288458797931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127126393064987">
                <text:p>0.0001271263930649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124734947986932">
                <text:p>0.0001247349479869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124582798673517">
                <text:p>0.0001245827986735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1225081531329">
                <text:p>0.00012250815313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120485582147249">
                <text:p>0.0001204855821472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119871785693683">
                <text:p>0.0001198717856936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118014083277705">
                <text:p>0.0001180140832777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118804839466081">
                <text:p>0.0001188048394660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116914461275623">
                <text:p>0.0001169144612756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115858274721674">
                <text:p>0.0001158582747216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1145220493065">
                <text:p>0.00011452204930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112727957743541">
                <text:p>0.0001127279577435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113122153479848">
                <text:p>0.0001131221534798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112557895281336">
                <text:p>0.0001125578952813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112269711386246">
                <text:p>0.0001122697113862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111141068046274">
                <text:p>0.0001111410680462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110441860141287">
                <text:p>0.0001104418601412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109095674344097">
                <text:p>0.0001090956743440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108784189178542">
                <text:p>0.0001087841891785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108834527666912">
                <text:p>0.0001088345276669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108077723262846">
                <text:p>0.0001080777232628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107386608662015">
                <text:p>0.0001073866086620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106467893039641">
                <text:p>0.0001064678930396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106359828664279">
                <text:p>0.0001063598286642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105879398489406">
                <text:p>0.0001058793984894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105353168411764">
                <text:p>0.0001053531684117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104658238502426">
                <text:p>0.0001046582385024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103945220860092">
                <text:p>0.0001039452208600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103925735671646">
                <text:p>0.0001039257356716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10313017395829">
                <text:p>0.000103130173958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10304134954019">
                <text:p>0.000103041349540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10257068510158">
                <text:p>0.000102570685101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102346482457743">
                <text:p>0.0001023464824577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100650717684495">
                <text:p>0.0001006507176844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101455562366884">
                <text:p>0.0001014555623668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100850567651423">
                <text:p>0.0001008505676514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100553689078917">
                <text:p>0.0001005536890789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998040057654347">
                <text:p>0.00009980400576543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983510435645897">
                <text:p>0.00009835104356458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991617040199133">
                <text:p>0.00009916170401991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989395407442954">
                <text:p>0.00009893954074429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98195201599819">
                <text:p>0.0000981952015998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8cm" svg:height="9.006cm" xlink:href=".." xlink:type="simple" chart:class="chart:line" chart:style-name="ch1">
        <chart:legend chart:legend-position="end" svg:x="13.272cm" svg:y="4.204cm" style:legend-expansion="high" chart:style-name="ch2"/>
        <chart:plot-area chart:style-name="ch3" table:cell-range-address="light_loss.C1:light_loss.C61" chart:data-source-has-labels="row" svg:x="0.32cm" svg:y="0.18cm" svg:width="12.632cm" svg:height="8.646cm">
          <chartooo:coordinate-region svg:x="2.159cm" svg:y="0.379cm" svg:width="10.793cm" svg:height="7.6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ght_loss.C2:light_loss.C61" chart:label-cell-address="light_loss.C1:light_loss.C1" chart:class="chart:line"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_loss</text:p>
                <draw:g>
                  <svg:desc>light_loss.C1:light_los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213602664613289">
                <text:p>0.0000213602664613289</text:p>
                <draw:g>
                  <svg:desc>light_loss.C2:light_loss.C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21366451302308">
                <text:p>0.0000213664513023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213707404671783">
                <text:p>0.00002137074046717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13966088001812">
                <text:p>0.00002139660880018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213831840007444">
                <text:p>0.00002138318400074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213333524448315">
                <text:p>0.0000213333524448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213862242304075">
                <text:p>0.00002138622423040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213868726397854">
                <text:p>0.00002138687263978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214233810343727">
                <text:p>0.00002142338103437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213721340011543">
                <text:p>0.00002137213400115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215908105378739">
                <text:p>0.00002159081053787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21616352408299">
                <text:p>0.0000216163524082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213141282936201">
                <text:p>0.00002131412829362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21610277592416">
                <text:p>0.0000216102775924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217165449170661">
                <text:p>0.00002171654491706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215599998944754">
                <text:p>0.00002155999989447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218129869733055">
                <text:p>0.00002181298697330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222189546672435">
                <text:p>0.00002221895466724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214346452822986">
                <text:p>0.00002143464528229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216452060480771">
                <text:p>0.00002164520604807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216197938182077">
                <text:p>0.00002161979381820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216048577790699">
                <text:p>0.00002160485777906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213569010791086">
                <text:p>0.00002135690107910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217104013569875">
                <text:p>0.0000217104013569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228540512742039">
                <text:p>0.00002285405127420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217021235409153">
                <text:p>0.00002170212354091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224753675487995">
                <text:p>0.00002247536754879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218215241527574">
                <text:p>0.00002182152415275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216355332987728">
                <text:p>0.00002163553329877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217550102136443">
                <text:p>0.00002175501021364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22229009370211">
                <text:p>0.0000222290093702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215359003734655">
                <text:p>0.00002153590037346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214742297642457">
                <text:p>0.00002147422976424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214315773513306">
                <text:p>0.00002143157735133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216316007201237">
                <text:p>0.00002163160072012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219115473654852">
                <text:p>0.00002191154736548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215360884346718">
                <text:p>0.00002153608843467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213435413325925">
                <text:p>0.00002134354133259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215313894612787">
                <text:p>0.00002153138946127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214227502625876">
                <text:p>0.00002142275026258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216261030756691">
                <text:p>0.00002162610307566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215383437437659">
                <text:p>0.00002153834374376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217990043888239">
                <text:p>0.00002179900438882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21561564878323">
                <text:p>0.0000215615648783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215871923442305">
                <text:p>0.00002158719234423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216797613994774">
                <text:p>0.00002167976139947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215180985005526">
                <text:p>0.00002151809850055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215736142633087">
                <text:p>0.00002157361426330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221506757779259">
                <text:p>0.00002215067577792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216365888206902">
                <text:p>0.00002163658882069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221864136475793">
                <text:p>0.00002218641364757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213859897644763">
                <text:p>0.00002138598976447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215010333938367">
                <text:p>0.00002150103339383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214423446262574">
                <text:p>0.00002144234462625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215908404450374">
                <text:p>0.00002159084044503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214171169772466">
                <text:p>0.00002141711697724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213888814884106">
                <text:p>0.00002138888148841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215588604005014">
                <text:p>0.00002155886040050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219222244388185">
                <text:p>0.00002192222443881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214319204104482">
                <text:p>0.00002143192041044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